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dcae" officeooo:paragraph-rsid="0009dcae"/>
    </style:style>
    <style:style style:name="P2" style:family="paragraph" style:parent-style-name="Standard">
      <style:paragraph-properties fo:text-align="justify" style:justify-single-word="false"/>
      <style:text-properties officeooo:paragraph-rsid="0009dcae"/>
    </style:style>
    <style:style style:name="P3" style:family="paragraph" style:parent-style-name="Standard">
      <style:paragraph-properties fo:text-align="justify" style:justify-single-word="false"/>
      <style:text-properties officeooo:rsid="001531f8" officeooo:paragraph-rsid="000acd0d"/>
    </style:style>
    <style:style style:name="P4" style:family="paragraph" style:parent-style-name="Standard">
      <style:paragraph-properties fo:text-align="justify" style:justify-single-word="false"/>
      <style:text-properties officeooo:rsid="002e15a5" officeooo:paragraph-rsid="000c5b0f"/>
    </style:style>
    <style:style style:name="T1" style:family="text">
      <style:text-properties officeooo:rsid="0015c3b6"/>
    </style:style>
    <style:style style:name="T2" style:family="text">
      <style:text-properties officeooo:rsid="0015f739"/>
    </style:style>
    <style:style style:name="T3" style:family="text">
      <style:text-properties officeooo:rsid="00173199"/>
    </style:style>
    <style:style style:name="T4" style:family="text">
      <style:text-properties officeooo:rsid="00200e49"/>
    </style:style>
    <style:style style:name="T5" style:family="text">
      <style:text-properties officeooo:rsid="0018dc18"/>
    </style:style>
    <style:style style:name="T6" style:family="text">
      <style:text-properties officeooo:rsid="001a9dd1"/>
    </style:style>
    <style:style style:name="T7" style:family="text">
      <style:text-properties officeooo:rsid="002fe44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text:p>
      <text:p text:style-name="P2"/>
      <text:p text:style-name="P3">La cantidad de Fe biodisponible, es decir, que podrá ser utilizado por la biomasa está determinada por la concentración de Fe disuelto, usualmente definido por lo que logra atravesar un tamizado entre 0.4 y 0.2 um.</text:p>
      <text:p text:style-name="P3"/>
      <text:p text:style-name="P2"><text:span text:style-name="T1">Del Fe depositado en la superficie oceánica por fuente eólic</text:span><text:span text:style-name="T2">a </text:span><text:span text:style-name="T3">parte será </text:span><text:span text:style-name="T4">disuelto</text:span><text:span text:style-name="T3"> producto del efecto químico del océano (PH del agua, oxidación, temperatura), de la propia composición química </text:span><text:span text:style-name="T5">y tamaño</text:span><text:span text:style-name="T3"> de las partículas de polvo, </text:span><text:span text:style-name="T5">y </text:span><text:span text:style-name="T6">por la complejización orgánica</text:span><text:span text:style-name="T5">. </text:span></text:p>
      <text:p text:style-name="P2"/>
      <text:p text:style-name="P4"><text:s/>,<text:line-break/> Hay variabilidad intraoceánica en la captura de CO2, Por ejemplo Wilson_etal.2019 <text:span text:style-name="T7">y Kwon et al, 2009</text:span> monstró que hay una remineralización más somera de POC en el pacífico ecuatorial este que oeste <text:span text:style-name="T7">(aunque el efecto es más local que globa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7T02:54:42.444777935</meta:creation-date>
    <dc:date>2022-09-07T03:02:52.297721216</dc:date>
    <meta:editing-duration>PT7M22S</meta:editing-duration>
    <meta:editing-cycles>3</meta:editing-cycles>
    <meta:generator>LibreOffice/6.4.7.2$Linux_X86_64 LibreOffice_project/40$Build-2</meta:generator>
    <meta:document-statistic meta:table-count="0" meta:image-count="0" meta:object-count="0" meta:page-count="1" meta:paragraph-count="4" meta:word-count="119" meta:character-count="733" meta:non-whitespace-character-count="615"/>
  </office:meta>
</office:document-meta>
</file>